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* FROM `étudiant`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9:00:14.064000000</meta:creation-date>
    <dc:date>2024-08-01T19:00:33.419000000</dc:date>
    <meta:editing-duration>PT19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7.2.4.1$Windows_X86_64 LibreOffice_project/27d75539669ac387bb498e35313b970b7fe9c4f9</meta:generator>
  </office:meta>
</office:document-meta>
</file>